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ULLCAHUAMAN FANOLA, VALENT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51428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98686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ULLCAHUAMAN FANOLA, VALENT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1428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 986 86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104759</text:p>
          </table:table-cell>
          <table:table-cell table:style-name="Tabla2.D3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01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